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'Inter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2pt" officeooo:rsid="000ceec8" officeooo:paragraph-rsid="000ceec8" style:font-size-asian="12pt" style:font-size-complex="12pt"/>
    </style:style>
    <style:style style:name="P2" style:family="paragraph" style:parent-style-name="Standard">
      <style:text-properties style:font-name="Liberation Sans" fo:font-size="12pt" officeooo:paragraph-rsid="000af7d6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af7d6"/>
    </style:style>
    <style:style style:name="T3" style:family="text">
      <style:text-properties fo:font-variant="normal" fo:text-transform="none" fo:letter-spacing="normal" fo:font-style="normal" fo:font-weight="normal" officeooo:rsid="000ceec8"/>
    </style:style>
    <style:style style:name="T4" style:family="text">
      <style:text-properties fo:font-variant="normal" fo:text-transform="none" fo:letter-spacing="normal" fo:font-style="normal" fo:font-weight="normal" officeooo:rsid="000d00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</text:span><text:span text:style-name="T1">leves et pilotage</text:span></text:p>
      <text:p text:style-name="P1"><text:span text:style-name="T1"/></text:p>
      <text:p text:style-name="P2"><text:span text:style-name="T2">U</text:span><text:span text:style-name="T1">ne </text:span><text:span text:style-name="T2">petite </text:span><text:span text:style-name="T1">forme de pilotage de l'Éducation au Développement Durable (EDD) existe au sein de notre établissement. La référente EDD participe au Comité d'Éducation à la Santé et à la Citoyenneté (CESC). De plus, les éco-délégués sont régulièrement réunis </text:span><text:span text:style-name="T3">avec la référente</text:span><text:span text:style-name="T1"> pour discuter et décider des actions futures à mener au sein de l'établissement ; </text:span><text:span text:style-name="T4">ils interviennent parfois a posteriori directement auprès de la direction afin d’exposer leurs idées et quand ils ne le font pas, souvent par manque de temps, la référente EDD se charge d’assurer cette liais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nter" svg:font-family="Inter, 'Inter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9T15:50:22.535000000</meta:creation-date>
    <dc:date>2025-04-19T15:56:27.367000000</dc:date>
    <meta:editing-duration>PT6M4S</meta:editing-duration>
    <meta:editing-cycles>3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2" meta:word-count="93" meta:character-count="582" meta:non-whitespace-character-count="491"/>
  </office:meta>
</office:document-meta>
</file>